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DYCOMS</text:p>
          </table:table-cell>
          <table:table-cell office:value-type="string" calcext:value-type="string">
            <text:p>DY Radius</text:p>
          </table:table-cell>
          <table:table-cell office:value-type="string" calcext:value-type="string">
            <text:p>VERDI</text:p>
          </table:table-cell>
          <table:table-cell office:value-type="string" calcext:value-type="string">
            <text:p>VE Radiu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00045*[.A2]" office:value-type="float" office:value="0.00045" calcext:value-type="float">
            <text:p>0.00045</text:p>
          </table:table-cell>
          <table:table-cell table:style-name="ce1" table:formula="of:=(3*[.B2]*[.$I$4]/4/[.$I$5]/[.$I$3]/[.$I$2])^(0.333333)*10000" office:value-type="float" office:value="11.1778641258335" calcext:value-type="float">
            <text:p>11.18</text:p>
          </table:table-cell>
          <table:table-cell table:formula="of:=0.00025*[.A2]" office:value-type="float" office:value="0.00025" calcext:value-type="float">
            <text:p>0.00025</text:p>
          </table:table-cell>
          <table:table-cell table:style-name="ce1" table:formula="of:=(3*[.D2]*[.$I$4]/4/[.$I$5]/[.$I$3]/[.$I$2])^(0.333333)*10000" office:value-type="float" office:value="9.18899629117496" calcext:value-type="float">
            <text:p>9.19</text:p>
          </table:table-cell>
          <table:table-cell table:number-columns-repeated="2"/>
          <table:table-cell office:value-type="string" calcext:value-type="string">
            <text:p>n_v=</text:p>
          </table:table-cell>
          <table:table-cell table:formula="of:=10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00045*[.A3]" office:value-type="float" office:value="0.0009" calcext:value-type="float">
            <text:p>0.0009</text:p>
          </table:table-cell>
          <table:table-cell table:style-name="ce1" table:formula="of:=(3*[.B3]*[.$I$4]/4/[.$I$5]/[.$I$3]/[.$I$2])^(0.333333)*10000" office:value-type="float" office:value="14.0832230510865" calcext:value-type="float">
            <text:p>14.08</text:p>
          </table:table-cell>
          <table:table-cell table:formula="of:=0.00025*[.A3]" office:value-type="float" office:value="0.0005" calcext:value-type="float">
            <text:p>0.0005</text:p>
          </table:table-cell>
          <table:table-cell table:style-name="ce1" table:formula="of:=(3*[.D3]*[.$I$4]/4/[.$I$5]/[.$I$3]/[.$I$2])^(0.333333)*10000" office:value-type="float" office:value="11.5774071797079" calcext:value-type="float">
            <text:p>11.58</text:p>
          </table:table-cell>
          <table:table-cell table:number-columns-repeated="2"/>
          <table:table-cell office:value-type="string" calcext:value-type="string">
            <text:p>pi</text:p>
          </table:table-cell>
          <table:table-cell office:value-type="float" office:value="3.14159" calcext:value-type="float">
            <text:p>3.141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.00045*[.A4]" office:value-type="float" office:value="0.00135" calcext:value-type="float">
            <text:p>0.00135</text:p>
          </table:table-cell>
          <table:table-cell table:style-name="ce1" table:formula="of:=(3*[.B4]*[.$I$4]/4/[.$I$5]/[.$I$3]/[.$I$2])^(0.333333)*10000" office:value-type="float" office:value="16.121263828764" calcext:value-type="float">
            <text:p>16.12</text:p>
          </table:table-cell>
          <table:table-cell table:formula="of:=0.00025*[.A4]" office:value-type="float" office:value="0.00075" calcext:value-type="float">
            <text:p>0.00075</text:p>
          </table:table-cell>
          <table:table-cell table:style-name="ce1" table:formula="of:=(3*[.D4]*[.$I$4]/4/[.$I$5]/[.$I$3]/[.$I$2])^(0.333333)*10000" office:value-type="float" office:value="13.2528210992652" calcext:value-type="float">
            <text:p>13.25</text:p>
          </table:table-cell>
          <table:table-cell table:number-columns-repeated="2"/>
          <table:table-cell office:value-type="string" calcext:value-type="string">
            <text:p>rho a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00045*[.A5]" office:value-type="float" office:value="0.0018" calcext:value-type="float">
            <text:p>0.0018</text:p>
          </table:table-cell>
          <table:table-cell table:style-name="ce1" table:formula="of:=(3*[.B5]*[.$I$4]/4/[.$I$5]/[.$I$3]/[.$I$2])^(0.333333)*10000" office:value-type="float" office:value="17.7437450727525" calcext:value-type="float">
            <text:p>17.74</text:p>
          </table:table-cell>
          <table:table-cell table:formula="of:=0.00025*[.A5]" office:value-type="float" office:value="0.001" calcext:value-type="float">
            <text:p>0.001</text:p>
          </table:table-cell>
          <table:table-cell table:style-name="ce1" table:formula="of:=(3*[.D5]*[.$I$4]/4/[.$I$5]/[.$I$3]/[.$I$2])^(0.333333)*10000" office:value-type="float" office:value="14.5866156386938" calcext:value-type="float">
            <text:p>14.59</text:p>
          </table:table-cell>
          <table:table-cell table:number-columns-repeated="2"/>
          <table:table-cell office:value-type="string" calcext:value-type="string">
            <text:p>rho l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00045*[.A6]" office:value-type="float" office:value="0.00225" calcext:value-type="float">
            <text:p>0.00225</text:p>
          </table:table-cell>
          <table:table-cell table:style-name="ce1" table:formula="of:=(3*[.B6]*[.$I$4]/4/[.$I$5]/[.$I$3]/[.$I$2])^(0.333333)*10000" office:value-type="float" office:value="19.113868536198" calcext:value-type="float">
            <text:p>19.11</text:p>
          </table:table-cell>
          <table:table-cell table:formula="of:=0.00025*[.A6]" office:value-type="float" office:value="0.00125" calcext:value-type="float">
            <text:p>0.00125</text:p>
          </table:table-cell>
          <table:table-cell table:style-name="ce1" table:formula="of:=(3*[.D6]*[.$I$4]/4/[.$I$5]/[.$I$3]/[.$I$2])^(0.333333)*10000" office:value-type="float" office:value="15.7129542023336" calcext:value-type="float">
            <text:p>15.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.00045*[.A7]" office:value-type="float" office:value="0.0027" calcext:value-type="float">
            <text:p>0.0027</text:p>
          </table:table-cell>
          <table:table-cell table:style-name="ce1" table:formula="of:=(3*[.B7]*[.$I$4]/4/[.$I$5]/[.$I$3]/[.$I$2])^(0.333333)*10000" office:value-type="float" office:value="20.3115149558116" calcext:value-type="float">
            <text:p>20.31</text:p>
          </table:table-cell>
          <table:table-cell table:formula="of:=0.00025*[.A7]" office:value-type="float" office:value="0.0015" calcext:value-type="float">
            <text:p>0.0015</text:p>
          </table:table-cell>
          <table:table-cell table:style-name="ce1" table:formula="of:=(3*[.D7]*[.$I$4]/4/[.$I$5]/[.$I$3]/[.$I$2])^(0.333333)*10000" office:value-type="float" office:value="16.697504415512" calcext:value-type="float">
            <text:p>16.7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0.00045*[.A8]" office:value-type="float" office:value="0.00315" calcext:value-type="float">
            <text:p>0.00315</text:p>
          </table:table-cell>
          <table:table-cell table:style-name="ce1" table:formula="of:=(3*[.B8]*[.$I$4]/4/[.$I$5]/[.$I$3]/[.$I$2])^(0.333333)*10000" office:value-type="float" office:value="21.3824709736394" calcext:value-type="float">
            <text:p>21.38</text:p>
          </table:table-cell>
          <table:table-cell table:formula="of:=0.00025*[.A8]" office:value-type="float" office:value="0.00175" calcext:value-type="float">
            <text:p>0.00175</text:p>
          </table:table-cell>
          <table:table-cell table:style-name="ce1" table:formula="of:=(3*[.D8]*[.$I$4]/4/[.$I$5]/[.$I$3]/[.$I$2])^(0.333333)*10000" office:value-type="float" office:value="17.5779061420894" calcext:value-type="float">
            <text:p>17.5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.00045*[.A9]" office:value-type="float" office:value="0.0036" calcext:value-type="float">
            <text:p>0.0036</text:p>
          </table:table-cell>
          <table:table-cell table:style-name="ce1" table:formula="of:=(3*[.B9]*[.$I$4]/4/[.$I$5]/[.$I$3]/[.$I$2])^(0.333333)*10000" office:value-type="float" office:value="22.3557127558623" calcext:value-type="float">
            <text:p>22.36</text:p>
          </table:table-cell>
          <table:table-cell table:formula="of:=0.00025*[.A9]" office:value-type="float" office:value="0.002" calcext:value-type="float">
            <text:p>0.002</text:p>
          </table:table-cell>
          <table:table-cell table:style-name="ce1" table:formula="of:=(3*[.D9]*[.$I$4]/4/[.$I$5]/[.$I$3]/[.$I$2])^(0.333333)*10000" office:value-type="float" office:value="18.3779798437006" calcext:value-type="float">
            <text:p>18.3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0.00045*[.A10]" office:value-type="float" office:value="0.00405" calcext:value-type="float">
            <text:p>0.00405</text:p>
          </table:table-cell>
          <table:table-cell table:style-name="ce1" table:formula="of:=(3*[.B10]*[.$I$4]/4/[.$I$5]/[.$I$3]/[.$I$2])^(0.333333)*10000" office:value-type="float" office:value="23.2508773152792" calcext:value-type="float">
            <text:p>23.25</text:p>
          </table:table-cell>
          <table:table-cell table:formula="of:=0.00025*[.A10]" office:value-type="float" office:value="0.00225" calcext:value-type="float">
            <text:p>0.00225</text:p>
          </table:table-cell>
          <table:table-cell table:style-name="ce1" table:formula="of:=(3*[.D10]*[.$I$4]/4/[.$I$5]/[.$I$3]/[.$I$2])^(0.333333)*10000" office:value-type="float" office:value="19.113868536198" calcext:value-type="float">
            <text:p>19.1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0.00045*[.A11]" office:value-type="float" office:value="0.0045" calcext:value-type="float">
            <text:p>0.0045</text:p>
          </table:table-cell>
          <table:table-cell table:style-name="ce1" table:formula="of:=(3*[.B11]*[.$I$4]/4/[.$I$5]/[.$I$3]/[.$I$2])^(0.333333)*10000" office:value-type="float" office:value="24.0819597495643" calcext:value-type="float">
            <text:p>24.08</text:p>
          </table:table-cell>
          <table:table-cell table:formula="of:=0.00025*[.A11]" office:value-type="float" office:value="0.0025" calcext:value-type="float">
            <text:p>0.0025</text:p>
          </table:table-cell>
          <table:table-cell table:style-name="ce1" table:formula="of:=(3*[.D11]*[.$I$4]/4/[.$I$5]/[.$I$3]/[.$I$2])^(0.333333)*10000" office:value-type="float" office:value="19.7970771814576" calcext:value-type="float">
            <text:p>19.8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0.00045*[.A12]" office:value-type="float" office:value="0.009" calcext:value-type="float">
            <text:p>0.009</text:p>
          </table:table-cell>
          <table:table-cell table:style-name="ce1" table:formula="of:=(3*[.B12]*[.$I$4]/4/[.$I$5]/[.$I$3]/[.$I$2])^(0.333333)*10000" office:value-type="float" office:value="30.3413610008534" calcext:value-type="float">
            <text:p>30.34</text:p>
          </table:table-cell>
          <table:table-cell table:formula="of:=0.00025*[.A12]" office:value-type="float" office:value="0.005" calcext:value-type="float">
            <text:p>0.005</text:p>
          </table:table-cell>
          <table:table-cell table:style-name="ce1" table:formula="of:=(3*[.D12]*[.$I$4]/4/[.$I$5]/[.$I$3]/[.$I$2])^(0.333333)*10000" office:value-type="float" office:value="24.9427485043126" calcext:value-type="float">
            <text:p>24.9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0.00045*[.A13]" office:value-type="float" office:value="0.0135" calcext:value-type="float">
            <text:p>0.0135</text:p>
          </table:table-cell>
          <table:table-cell table:style-name="ce1" table:formula="of:=(3*[.B13]*[.$I$4]/4/[.$I$5]/[.$I$3]/[.$I$2])^(0.333333)*10000" office:value-type="float" office:value="34.7321833818993" calcext:value-type="float">
            <text:p>34.73</text:p>
          </table:table-cell>
          <table:table-cell table:formula="of:=0.00025*[.A13]" office:value-type="float" office:value="0.0075" calcext:value-type="float">
            <text:p>0.0075</text:p>
          </table:table-cell>
          <table:table-cell table:style-name="ce1" table:formula="of:=(3*[.D13]*[.$I$4]/4/[.$I$5]/[.$I$3]/[.$I$2])^(0.333333)*10000" office:value-type="float" office:value="28.5523156023229" calcext:value-type="float">
            <text:p>28.5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0.00045*[.A14]" office:value-type="float" office:value="0.018" calcext:value-type="float">
            <text:p>0.018</text:p>
          </table:table-cell>
          <table:table-cell table:style-name="ce1" table:formula="of:=(3*[.B14]*[.$I$4]/4/[.$I$5]/[.$I$3]/[.$I$2])^(0.333333)*10000" office:value-type="float" office:value="38.2277105749569" calcext:value-type="float">
            <text:p>38.23</text:p>
          </table:table-cell>
          <table:table-cell table:formula="of:=0.00025*[.A14]" office:value-type="float" office:value="0.01" calcext:value-type="float">
            <text:p>0.01</text:p>
          </table:table-cell>
          <table:table-cell table:style-name="ce1" table:formula="of:=(3*[.D14]*[.$I$4]/4/[.$I$5]/[.$I$3]/[.$I$2])^(0.333333)*10000" office:value-type="float" office:value="31.4258866218949" calcext:value-type="float">
            <text:p>31.4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0.00045*[.A15]" office:value-type="float" office:value="0.0225" calcext:value-type="float">
            <text:p>0.0225</text:p>
          </table:table-cell>
          <table:table-cell table:style-name="ce1" table:formula="of:=(3*[.B15]*[.$I$4]/4/[.$I$5]/[.$I$3]/[.$I$2])^(0.333333)*10000" office:value-type="float" office:value="41.1795498286092" calcext:value-type="float">
            <text:p>41.18</text:p>
          </table:table-cell>
          <table:table-cell table:formula="of:=0.00025*[.A15]" office:value-type="float" office:value="0.0125" calcext:value-type="float">
            <text:p>0.0125</text:p>
          </table:table-cell>
          <table:table-cell table:style-name="ce1" table:formula="of:=(3*[.D15]*[.$I$4]/4/[.$I$5]/[.$I$3]/[.$I$2])^(0.333333)*10000" office:value-type="float" office:value="33.8525076336199" calcext:value-type="float">
            <text:p>33.8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0.00045*[.A16]" office:value-type="float" office:value="0.027" calcext:value-type="float">
            <text:p>0.027</text:p>
          </table:table-cell>
          <table:table-cell table:style-name="ce1" table:formula="of:=(3*[.B16]*[.$I$4]/4/[.$I$5]/[.$I$3]/[.$I$2])^(0.333333)*10000" office:value-type="float" office:value="43.7597988410022" calcext:value-type="float">
            <text:p>43.76</text:p>
          </table:table-cell>
          <table:table-cell table:formula="of:=0.00025*[.A16]" office:value-type="float" office:value="0.015" calcext:value-type="float">
            <text:p>0.015</text:p>
          </table:table-cell>
          <table:table-cell table:style-name="ce1" table:formula="of:=(3*[.D16]*[.$I$4]/4/[.$I$5]/[.$I$3]/[.$I$2])^(0.333333)*10000" office:value-type="float" office:value="35.9736551389283" calcext:value-type="float">
            <text:p>35.9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0.00045*[.A17]" office:value-type="float" office:value="0.0315" calcext:value-type="float">
            <text:p>0.0315</text:p>
          </table:table-cell>
          <table:table-cell table:style-name="ce1" table:formula="of:=(3*[.B17]*[.$I$4]/4/[.$I$5]/[.$I$3]/[.$I$2])^(0.333333)*10000" office:value-type="float" office:value="46.0671018663877" calcext:value-type="float">
            <text:p>46.07</text:p>
          </table:table-cell>
          <table:table-cell table:formula="of:=0.00025*[.A17]" office:value-type="float" office:value="0.0175" calcext:value-type="float">
            <text:p>0.0175</text:p>
          </table:table-cell>
          <table:table-cell table:style-name="ce1" table:formula="of:=(3*[.D17]*[.$I$4]/4/[.$I$5]/[.$I$3]/[.$I$2])^(0.333333)*10000" office:value-type="float" office:value="37.8704217040079" calcext:value-type="float">
            <text:p>37.8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0.00045*[.A18]" office:value-type="float" office:value="0.036" calcext:value-type="float">
            <text:p>0.036</text:p>
          </table:table-cell>
          <table:table-cell table:style-name="ce1" table:formula="of:=(3*[.B18]*[.$I$4]/4/[.$I$5]/[.$I$3]/[.$I$2])^(0.333333)*10000" office:value-type="float" office:value="48.1638861144552" calcext:value-type="float">
            <text:p>48.16</text:p>
          </table:table-cell>
          <table:table-cell table:formula="of:=0.00025*[.A18]" office:value-type="float" office:value="0.02" calcext:value-type="float">
            <text:p>0.02</text:p>
          </table:table-cell>
          <table:table-cell table:style-name="ce1" table:formula="of:=(3*[.D18]*[.$I$4]/4/[.$I$5]/[.$I$3]/[.$I$2])^(0.333333)*10000" office:value-type="float" office:value="39.5941269183482" calcext:value-type="float">
            <text:p>39.5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0.00045*[.A19]" office:value-type="float" office:value="0.0405" calcext:value-type="float">
            <text:p>0.0405</text:p>
          </table:table-cell>
          <table:table-cell table:style-name="ce1" table:formula="of:=(3*[.B19]*[.$I$4]/4/[.$I$5]/[.$I$3]/[.$I$2])^(0.333333)*10000" office:value-type="float" office:value="50.0924582143156" calcext:value-type="float">
            <text:p>50.09</text:p>
          </table:table-cell>
          <table:table-cell table:formula="of:=0.00025*[.A19]" office:value-type="float" office:value="0.0225" calcext:value-type="float">
            <text:p>0.0225</text:p>
          </table:table-cell>
          <table:table-cell table:style-name="ce1" table:formula="of:=(3*[.D19]*[.$I$4]/4/[.$I$5]/[.$I$3]/[.$I$2])^(0.333333)*10000" office:value-type="float" office:value="41.1795498286092" calcext:value-type="float">
            <text:p>41.1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0.00045*[.A20]" office:value-type="float" office:value="0.045" calcext:value-type="float">
            <text:p>0.045</text:p>
          </table:table-cell>
          <table:table-cell table:style-name="ce1" table:formula="of:=(3*[.B20]*[.$I$4]/4/[.$I$5]/[.$I$3]/[.$I$2])^(0.333333)*10000" office:value-type="float" office:value="51.8829696667467" calcext:value-type="float">
            <text:p>51.88</text:p>
          </table:table-cell>
          <table:table-cell table:formula="of:=0.00025*[.A20]" office:value-type="float" office:value="0.025" calcext:value-type="float">
            <text:p>0.025</text:p>
          </table:table-cell>
          <table:table-cell table:style-name="ce1" table:formula="of:=(3*[.D20]*[.$I$4]/4/[.$I$5]/[.$I$3]/[.$I$2])^(0.333333)*10000" office:value-type="float" office:value="42.6514771047398" calcext:value-type="float">
            <text:p>42.6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0.00045*[.A21]" office:value-type="float" office:value="0.0495" calcext:value-type="float">
            <text:p>0.0495</text:p>
          </table:table-cell>
          <table:table-cell table:style-name="ce1" table:formula="of:=(3*[.B21]*[.$I$4]/4/[.$I$5]/[.$I$3]/[.$I$2])^(0.333333)*10000" office:value-type="float" office:value="53.5577562162754" calcext:value-type="float">
            <text:p>53.56</text:p>
          </table:table-cell>
          <table:table-cell table:formula="of:=0.00025*[.A21]" office:value-type="float" office:value="0.0275" calcext:value-type="float">
            <text:p>0.0275</text:p>
          </table:table-cell>
          <table:table-cell table:style-name="ce1" table:formula="of:=(3*[.D21]*[.$I$4]/4/[.$I$5]/[.$I$3]/[.$I$2])^(0.333333)*10000" office:value-type="float" office:value="44.0282703112846" calcext:value-type="float">
            <text:p>44.03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DY</text:p>
          </table:table-cell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0.00045*[.A25]" office:value-type="float" office:value="0.00234" calcext:value-type="float">
            <text:p>0.00234</text:p>
          </table:table-cell>
          <table:table-cell table:style-name="ce1" table:formula="of:=(3*[.B25]*[.$I$4]/4/[.$I$5]/[.$I$3]/[.$I$2])^(0.333333)*10000" office:value-type="float" office:value="19.3653953976567" calcext:value-type="float">
            <text:p>19.3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0.00045*[.A26]" office:value-type="float" office:value="0.00405" calcext:value-type="float">
            <text:p>0.00405</text:p>
          </table:table-cell>
          <table:table-cell table:style-name="ce1" table:formula="of:=(3*[.B26]*[.$I$4]/4/[.$I$5]/[.$I$3]/[.$I$2])^(0.333333)*10000" office:value-type="float" office:value="23.2508773152792" calcext:value-type="float">
            <text:p>23.25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00045*[.A27]" office:value-type="float" office:value="0.0108" calcext:value-type="float">
            <text:p>0.0108</text:p>
          </table:table-cell>
          <table:table-cell table:style-name="ce1" table:formula="of:=(3*[.B27]*[.$I$4]/4/[.$I$5]/[.$I$3]/[.$I$2])^(0.333333)*10000" office:value-type="float" office:value="32.2425053087186" calcext:value-type="float">
            <text:p>32.24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0.00045*[.A28]" office:value-type="float" office:value="0.02115" calcext:value-type="float">
            <text:p>0.02115</text:p>
          </table:table-cell>
          <table:table-cell table:style-name="ce1" table:formula="of:=(3*[.B28]*[.$I$4]/4/[.$I$5]/[.$I$3]/[.$I$2])^(0.333333)*10000" office:value-type="float" office:value="40.3389158072614" calcext:value-type="float">
            <text:p>40.34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0.00045*[.A29]" office:value-type="float" office:value="0.04185" calcext:value-type="float">
            <text:p>0.04185</text:p>
          </table:table-cell>
          <table:table-cell table:style-name="ce1" table:formula="of:=(3*[.B29]*[.$I$4]/4/[.$I$5]/[.$I$3]/[.$I$2])^(0.333333)*10000" office:value-type="float" office:value="50.6429683146415" calcext:value-type="float">
            <text:p>50.64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VERDI</text:p>
          </table:table-cell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5.8" calcext:value-type="float">
            <text:p>5.8</text:p>
          </table:table-cell>
          <table:table-cell/>
          <table:table-cell table:style-name="ce1"/>
          <table:table-cell table:formula="of:=0.00025*[.A32]" office:value-type="float" office:value="0.00145" calcext:value-type="float">
            <text:p>0.00145</text:p>
          </table:table-cell>
          <table:table-cell table:style-name="ce1" table:formula="of:=(3*[.D32]*[.$I$4]/4/[.$I$5]/[.$I$3]/[.$I$2])^(0.333333)*10000" office:value-type="float" office:value="16.5098763108845" calcext:value-type="float">
            <text:p>16.51</text:p>
          </table:table-cell>
          <table:table-cell table:number-columns-repeated="4"/>
        </table:table-row>
        <table:table-row table:style-name="ro1">
          <table:table-cell office:value-type="float" office:value="10.4" calcext:value-type="float">
            <text:p>10.4</text:p>
          </table:table-cell>
          <table:table-cell/>
          <table:table-cell table:style-name="ce1"/>
          <table:table-cell table:formula="of:=0.00025*[.A33]" office:value-type="float" office:value="0.0026" calcext:value-type="float">
            <text:p>0.0026</text:p>
          </table:table-cell>
          <table:table-cell table:style-name="ce1" table:formula="of:=(3*[.D33]*[.$I$4]/4/[.$I$5]/[.$I$3]/[.$I$2])^(0.333333)*10000" office:value-type="float" office:value="20.0575946523232" calcext:value-type="float">
            <text:p>20.06</text:p>
          </table:table-cell>
          <table:table-cell table:number-columns-repeated="4"/>
        </table:table-row>
        <table:table-row table:style-name="ro1">
          <table:table-cell office:value-type="float" office:value="28.5" calcext:value-type="float">
            <text:p>28.5</text:p>
          </table:table-cell>
          <table:table-cell/>
          <table:table-cell table:style-name="ce1"/>
          <table:table-cell table:formula="of:=0.00025*[.A34]" office:value-type="float" office:value="0.007125" calcext:value-type="float">
            <text:p>0.007125</text:p>
          </table:table-cell>
          <table:table-cell table:style-name="ce1" table:formula="of:=(3*[.D34]*[.$I$4]/4/[.$I$5]/[.$I$3]/[.$I$2])^(0.333333)*10000" office:value-type="float" office:value="28.0682850217813" calcext:value-type="float">
            <text:p>28.07</text:p>
          </table:table-cell>
          <table:table-cell table:number-columns-repeated="4"/>
        </table:table-row>
        <table:table-row table:style-name="ro1">
          <table:table-cell office:value-type="float" office:value="56.5" calcext:value-type="float">
            <text:p>56.5</text:p>
          </table:table-cell>
          <table:table-cell/>
          <table:table-cell table:style-name="ce1"/>
          <table:table-cell table:formula="of:=0.00025*[.A35]" office:value-type="float" office:value="0.014125" calcext:value-type="float">
            <text:p>0.014125</text:p>
          </table:table-cell>
          <table:table-cell table:style-name="ce1" table:formula="of:=(3*[.D35]*[.$I$4]/4/[.$I$5]/[.$I$3]/[.$I$2])^(0.333333)*10000" office:value-type="float" office:value="35.2601082684804" calcext:value-type="float">
            <text:p>35.26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style-name="ce1"/>
          <table:table-cell table:formula="of:=0.00025*[.A36]" office:value-type="float" office:value="0.02775" calcext:value-type="float">
            <text:p>0.02775</text:p>
          </table:table-cell>
          <table:table-cell table:style-name="ce1" table:formula="of:=(3*[.D36]*[.$I$4]/4/[.$I$5]/[.$I$3]/[.$I$2])^(0.333333)*10000" office:value-type="float" office:value="44.1612869086334" calcext:value-type="float">
            <text:p>44.16</text:p>
          </table:table-cell>
          <table:table-cell table:number-columns-repeated="4"/>
        </table:table-row>
        <table:table-row table:style-name="ro1" table:number-rows-repeated="104853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0/00/0000</text:date>, <text:time style:data-style-name="N2" text:time-value="0000-00-00T18:48:12.972216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11:23:53.907247675</meta:creation-date>
    <dc:date>2014-09-05T18:55:14.608776342</dc:date>
    <meta:editing-duration>PT42M30S</meta:editing-duration>
    <meta:editing-cycles>2</meta:editing-cycles>
    <meta:generator>LibreOffice/4.1.4.2$Linux_X86_64 LibreOffice_project/0a0440ccc0227ad9829de5f46be37cfb6edcf72</meta:generator>
    <meta:document-statistic meta:table-count="1" meta:cell-count="145" meta:object-count="0"/>
  </office:meta>
</office:document-meta>
</file>